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35780B8F677AE27AC6D.png" manifest:media-type="image/png"/>
  <manifest:file-entry manifest:full-path="Pictures/10000201000002EE00000273458F58310D11E3B5.png" manifest:media-type="image/png"/>
  <manifest:file-entry manifest:full-path="Pictures/10000201000002E5000000E726B9F26AD6F451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060" officeooo:paragraph-rsid="001950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dy Algo #1. Minimum Absolute Difference in an Array</text:p>
      <text:p text:style-name="P1"><draw:frame draw:style-name="fr3" draw:name="Image1" text:anchor-type="char" svg:width="18.207cm" svg:height="21.036cm" draw:z-index="0"><draw:image xlink:href="Pictures/10000201000002E40000035780B8F677AE27AC6D.png" xlink:type="simple" xlink:show="embed" xlink:actuate="onLoad" draw:mime-type="image/png"/></draw:frame><text:s/></text:p>
      <text:p text:style-name="P1"><draw:frame draw:style-name="fr2" draw:name="Image2" text:anchor-type="char" svg:width="16.457cm" svg:height="5.129cm" draw:z-index="1"><draw:image xlink:href="Pictures/10000201000002E5000000E726B9F26AD6F4510E.png" xlink:type="simple" xlink:show="embed" xlink:actuate="onLoad" draw:mime-type="image/png"/></draw:frame><text:s text:c="2"/></text:p>
      <text:p text:style-name="P1"><draw:frame draw:style-name="fr1" draw:name="Image3" text:anchor-type="char" svg:width="19.001cm" svg:height="15.884cm" draw:z-index="2"><draw:image xlink:href="Pictures/10000201000002EE00000273458F58310D11E3B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7:59:19.101000000</meta:creation-date>
    <dc:date>2022-02-16T18:05:11.295000000</dc:date>
    <meta:editing-duration>PT5M59S</meta:editing-duration>
    <meta:editing-cycles>1</meta:editing-cycles>
    <meta:document-statistic meta:table-count="0" meta:image-count="3" meta:object-count="0" meta:page-count="2" meta:paragraph-count="3" meta:word-count="9" meta:character-count="58" meta:non-whitespace-character-count="47"/>
    <meta:generator>LibreOffice/7.1.8.1$Windows_X86_64 LibreOffice_project/e1f30c802c3269a1d052614453f260e49458c82c</meta:generator>
  </office:meta>
</office:document-meta>
</file>